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>
            <text:p>#U_E[V]</text:p>
          </table:table-cell>
          <table:table-cell office:value-type="string">
            <text:p>dU_E[V]</text:p>
          </table:table-cell>
          <table:table-cell office:value-type="string">
            <text:p>U_R [mV]</text:p>
          </table:table-cell>
          <table:table-cell office:value-type="string">
            <text:p>dU_R [mV]</text:p>
          </table:table-cell>
          <table:table-cell office:value-type="string">
            <text:p>U [V]</text:p>
          </table:table-cell>
          <table:table-cell office:value-type="string">
            <text:p>dU [V]</text:p>
          </table:table-cell>
          <table:table-cell office:value-type="string">
            <text:p>I_R [nA]</text:p>
          </table:table-cell>
          <table:table-cell office:value-type="string">
            <text:p>dI_R [nA]</text:p>
          </table:table-cell>
          <table:table-cell office:value-type="string">
            <text:p>I_i [nA]</text:p>
          </table:table-cell>
          <table:table-cell office:value-type="string">
            <text:p>dI_i [nA]</text:p>
          </table:table-cell>
          <table:table-cell office:value-type="string">
            <text:p>I [nA]</text:p>
          </table:table-cell>
          <table:table-cell office:value-type="string">
            <text:p>dI [nA]</text:p>
          </table:table-cell>
        </table:table-row>
        <table:table-row table:style-name="ro2">
          <table:table-cell office:value-type="float" office:value="-10">
            <text:p>-10</text:p>
          </table:table-cell>
          <table:table-cell office:value-type="float" office:value="0.1">
            <text:p>0.1</text:p>
          </table:table-cell>
          <table:table-cell office:value-type="float" office:value="-8.8">
            <text:p>-8.8</text:p>
          </table:table-cell>
          <table:table-cell office:value-type="float" office:value="0.1">
            <text:p>0.1</text:p>
          </table:table-cell>
          <table:table-cell table:formula="of:=[.A2]-[.C2]*0.001" office:value-type="float" office:value="-9.9912">
            <text:p>-9.9912</text:p>
          </table:table-cell>
          <table:table-cell table:formula="of:=[.B2]+0.001*[.D2]" office:value-type="float" office:value="0.1001">
            <text:p>0.1001</text:p>
          </table:table-cell>
          <table:table-cell table:formula="of:=[.C2]" office:value-type="float" office:value="-8.8">
            <text:p>-8.8</text:p>
          </table:table-cell>
          <table:table-cell table:formula="of:=ABS([.G2])*(0.05 +ABS([.D2]/[.C2]))" office:value-type="float" office:value="0.54">
            <text:p>0.54</text:p>
          </table:table-cell>
          <table:table-cell table:formula="of:=2*[.G2]/3" office:value-type="float" office:value="-5.86666666666667">
            <text:p>-5.8666666667</text:p>
          </table:table-cell>
          <table:table-cell table:formula="of:=ABS([.I2])*(ABS([.H2]/[.G2])+0.1)" office:value-type="float" office:value="0.946666666666667">
            <text:p>0.9466666667</text:p>
          </table:table-cell>
          <table:table-cell table:formula="of:=[.G2]+[.I2]" office:value-type="float" office:value="-14.6666666666667">
            <text:p>-14.6666666667</text:p>
          </table:table-cell>
          <table:table-cell table:formula="of:=[.J2]+[.H2]" office:value-type="float" office:value="1.48666666666667">
            <text:p>1.4866666667</text:p>
          </table:table-cell>
        </table:table-row>
        <table:table-row table:style-name="ro2">
          <table:table-cell office:value-type="float" office:value="-9.5">
            <text:p>-9.5</text:p>
          </table:table-cell>
          <table:table-cell office:value-type="float" office:value="0.1">
            <text:p>0.1</text:p>
          </table:table-cell>
          <table:table-cell office:value-type="float" office:value="-8.6">
            <text:p>-8.6</text:p>
          </table:table-cell>
          <table:table-cell office:value-type="float" office:value="0.1">
            <text:p>0.1</text:p>
          </table:table-cell>
          <table:table-cell table:formula="of:=[.A3]-[.C3]*0.001" office:value-type="float" office:value="-9.4914">
            <text:p>-9.4914</text:p>
          </table:table-cell>
          <table:table-cell table:formula="of:=[.B3]+0.001*[.D3]" office:value-type="float" office:value="0.1001">
            <text:p>0.1001</text:p>
          </table:table-cell>
          <table:table-cell table:formula="of:=[.C3]" office:value-type="float" office:value="-8.6">
            <text:p>-8.6</text:p>
          </table:table-cell>
          <table:table-cell table:formula="of:=ABS([.G3])*(0.05 +ABS([.D3]/[.C3]))" office:value-type="float" office:value="0.53">
            <text:p>0.53</text:p>
          </table:table-cell>
          <table:table-cell table:formula="of:=2*[.G3]/3" office:value-type="float" office:value="-5.73333333333333">
            <text:p>-5.7333333333</text:p>
          </table:table-cell>
          <table:table-cell table:formula="of:=ABS([.I3])*(ABS([.H3]/[.G3])+0.1)" office:value-type="float" office:value="0.926666666666667">
            <text:p>0.9266666667</text:p>
          </table:table-cell>
          <table:table-cell table:formula="of:=[.G3]+[.I3]" office:value-type="float" office:value="-14.3333333333333">
            <text:p>-14.3333333333</text:p>
          </table:table-cell>
          <table:table-cell table:formula="of:=[.J3]+[.H3]" office:value-type="float" office:value="1.45666666666667">
            <text:p>1.4566666667</text:p>
          </table:table-cell>
        </table:table-row>
        <table:table-row table:style-name="ro2">
          <table:table-cell office:value-type="float" office:value="-8.9">
            <text:p>-8.9</text:p>
          </table:table-cell>
          <table:table-cell office:value-type="float" office:value="0.1">
            <text:p>0.1</text:p>
          </table:table-cell>
          <table:table-cell office:value-type="float" office:value="-8.3">
            <text:p>-8.3</text:p>
          </table:table-cell>
          <table:table-cell office:value-type="float" office:value="0.1">
            <text:p>0.1</text:p>
          </table:table-cell>
          <table:table-cell table:formula="of:=[.A4]-[.C4]*0.001" office:value-type="float" office:value="-8.8917">
            <text:p>-8.8917</text:p>
          </table:table-cell>
          <table:table-cell table:formula="of:=[.B4]+0.001*[.D4]" office:value-type="float" office:value="0.1001">
            <text:p>0.1001</text:p>
          </table:table-cell>
          <table:table-cell table:formula="of:=[.C4]" office:value-type="float" office:value="-8.3">
            <text:p>-8.3</text:p>
          </table:table-cell>
          <table:table-cell table:formula="of:=ABS([.G4])*(0.05 +ABS([.D4]/[.C4]))" office:value-type="float" office:value="0.515">
            <text:p>0.515</text:p>
          </table:table-cell>
          <table:table-cell table:formula="of:=2*[.G4]/3" office:value-type="float" office:value="-5.53333333333333">
            <text:p>-5.5333333333</text:p>
          </table:table-cell>
          <table:table-cell table:formula="of:=ABS([.I4])*(ABS([.H4]/[.G4])+0.1)" office:value-type="float" office:value="0.896666666666667">
            <text:p>0.8966666667</text:p>
          </table:table-cell>
          <table:table-cell table:formula="of:=[.G4]+[.I4]" office:value-type="float" office:value="-13.8333333333333">
            <text:p>-13.8333333333</text:p>
          </table:table-cell>
          <table:table-cell table:formula="of:=[.J4]+[.H4]" office:value-type="float" office:value="1.41166666666667">
            <text:p>1.4116666667</text:p>
          </table:table-cell>
        </table:table-row>
        <table:table-row table:style-name="ro2">
          <table:table-cell office:value-type="float" office:value="-8.5">
            <text:p>-8.5</text:p>
          </table:table-cell>
          <table:table-cell office:value-type="float" office:value="0.1">
            <text:p>0.1</text:p>
          </table:table-cell>
          <table:table-cell office:value-type="float" office:value="-8.2">
            <text:p>-8.2</text:p>
          </table:table-cell>
          <table:table-cell office:value-type="float" office:value="0.1">
            <text:p>0.1</text:p>
          </table:table-cell>
          <table:table-cell table:formula="of:=[.A5]-[.C5]*0.001" office:value-type="float" office:value="-8.4918">
            <text:p>-8.4918</text:p>
          </table:table-cell>
          <table:table-cell table:formula="of:=[.B5]+0.001*[.D5]" office:value-type="float" office:value="0.1001">
            <text:p>0.1001</text:p>
          </table:table-cell>
          <table:table-cell table:formula="of:=[.C5]" office:value-type="float" office:value="-8.2">
            <text:p>-8.2</text:p>
          </table:table-cell>
          <table:table-cell table:formula="of:=ABS([.G5])*(0.05 +ABS([.D5]/[.C5]))" office:value-type="float" office:value="0.51">
            <text:p>0.51</text:p>
          </table:table-cell>
          <table:table-cell table:formula="of:=2*[.G5]/3" office:value-type="float" office:value="-5.46666666666667">
            <text:p>-5.4666666667</text:p>
          </table:table-cell>
          <table:table-cell table:formula="of:=ABS([.I5])*(ABS([.H5]/[.G5])+0.1)" office:value-type="float" office:value="0.886666666666667">
            <text:p>0.8866666667</text:p>
          </table:table-cell>
          <table:table-cell table:formula="of:=[.G5]+[.I5]" office:value-type="float" office:value="-13.6666666666667">
            <text:p>-13.6666666667</text:p>
          </table:table-cell>
          <table:table-cell table:formula="of:=[.J5]+[.H5]" office:value-type="float" office:value="1.39666666666667">
            <text:p>1.3966666667</text:p>
          </table:table-cell>
        </table:table-row>
        <table:table-row table:style-name="ro2">
          <table:table-cell office:value-type="float" office:value="-8">
            <text:p>-8</text:p>
          </table:table-cell>
          <table:table-cell office:value-type="float" office:value="0.1">
            <text:p>0.1</text:p>
          </table:table-cell>
          <table:table-cell office:value-type="float" office:value="-7.9">
            <text:p>-7.9</text:p>
          </table:table-cell>
          <table:table-cell office:value-type="float" office:value="0.1">
            <text:p>0.1</text:p>
          </table:table-cell>
          <table:table-cell table:formula="of:=[.A6]-[.C6]*0.001" office:value-type="float" office:value="-7.9921">
            <text:p>-7.9921</text:p>
          </table:table-cell>
          <table:table-cell table:formula="of:=[.B6]+0.001*[.D6]" office:value-type="float" office:value="0.1001">
            <text:p>0.1001</text:p>
          </table:table-cell>
          <table:table-cell table:formula="of:=[.C6]" office:value-type="float" office:value="-7.9">
            <text:p>-7.9</text:p>
          </table:table-cell>
          <table:table-cell table:formula="of:=ABS([.G6])*(0.05 +ABS([.D6]/[.C6]))" office:value-type="float" office:value="0.495">
            <text:p>0.495</text:p>
          </table:table-cell>
          <table:table-cell table:formula="of:=2*[.G6]/3" office:value-type="float" office:value="-5.26666666666667">
            <text:p>-5.2666666667</text:p>
          </table:table-cell>
          <table:table-cell table:formula="of:=ABS([.I6])*(ABS([.H6]/[.G6])+0.1)" office:value-type="float" office:value="0.856666666666667">
            <text:p>0.8566666667</text:p>
          </table:table-cell>
          <table:table-cell table:formula="of:=[.G6]+[.I6]" office:value-type="float" office:value="-13.1666666666667">
            <text:p>-13.1666666667</text:p>
          </table:table-cell>
          <table:table-cell table:formula="of:=[.J6]+[.H6]" office:value-type="float" office:value="1.35166666666667">
            <text:p>1.3516666667</text:p>
          </table:table-cell>
        </table:table-row>
        <table:table-row table:style-name="ro2">
          <table:table-cell office:value-type="float" office:value="-7.5">
            <text:p>-7.5</text:p>
          </table:table-cell>
          <table:table-cell office:value-type="float" office:value="0.1">
            <text:p>0.1</text:p>
          </table:table-cell>
          <table:table-cell office:value-type="float" office:value="-7.7">
            <text:p>-7.7</text:p>
          </table:table-cell>
          <table:table-cell office:value-type="float" office:value="0.1">
            <text:p>0.1</text:p>
          </table:table-cell>
          <table:table-cell table:formula="of:=[.A7]-[.C7]*0.001" office:value-type="float" office:value="-7.4923">
            <text:p>-7.4923</text:p>
          </table:table-cell>
          <table:table-cell table:formula="of:=[.B7]+0.001*[.D7]" office:value-type="float" office:value="0.1001">
            <text:p>0.1001</text:p>
          </table:table-cell>
          <table:table-cell table:formula="of:=[.C7]" office:value-type="float" office:value="-7.7">
            <text:p>-7.7</text:p>
          </table:table-cell>
          <table:table-cell table:formula="of:=ABS([.G7])*(0.05 +ABS([.D7]/[.C7]))" office:value-type="float" office:value="0.485">
            <text:p>0.485</text:p>
          </table:table-cell>
          <table:table-cell table:formula="of:=2*[.G7]/3" office:value-type="float" office:value="-5.13333333333333">
            <text:p>-5.1333333333</text:p>
          </table:table-cell>
          <table:table-cell table:formula="of:=ABS([.I7])*(ABS([.H7]/[.G7])+0.1)" office:value-type="float" office:value="0.836666666666667">
            <text:p>0.8366666667</text:p>
          </table:table-cell>
          <table:table-cell table:formula="of:=[.G7]+[.I7]" office:value-type="float" office:value="-12.8333333333333">
            <text:p>-12.8333333333</text:p>
          </table:table-cell>
          <table:table-cell table:formula="of:=[.J7]+[.H7]" office:value-type="float" office:value="1.32166666666667">
            <text:p>1.3216666667</text:p>
          </table:table-cell>
        </table:table-row>
        <table:table-row table:style-name="ro2">
          <table:table-cell office:value-type="float" office:value="-7">
            <text:p>-7</text:p>
          </table:table-cell>
          <table:table-cell office:value-type="float" office:value="0.1">
            <text:p>0.1</text:p>
          </table:table-cell>
          <table:table-cell office:value-type="float" office:value="-7.5">
            <text:p>-7.5</text:p>
          </table:table-cell>
          <table:table-cell office:value-type="float" office:value="0.1">
            <text:p>0.1</text:p>
          </table:table-cell>
          <table:table-cell table:formula="of:=[.A8]-[.C8]*0.001" office:value-type="float" office:value="-6.9925">
            <text:p>-6.9925</text:p>
          </table:table-cell>
          <table:table-cell table:formula="of:=[.B8]+0.001*[.D8]" office:value-type="float" office:value="0.1001">
            <text:p>0.1001</text:p>
          </table:table-cell>
          <table:table-cell table:formula="of:=[.C8]" office:value-type="float" office:value="-7.5">
            <text:p>-7.5</text:p>
          </table:table-cell>
          <table:table-cell table:formula="of:=ABS([.G8])*(0.05 +ABS([.D8]/[.C8]))" office:value-type="float" office:value="0.475">
            <text:p>0.475</text:p>
          </table:table-cell>
          <table:table-cell table:formula="of:=2*[.G8]/3" office:value-type="float" office:value="-5">
            <text:p>-5</text:p>
          </table:table-cell>
          <table:table-cell table:formula="of:=ABS([.I8])*(ABS([.H8]/[.G8])+0.1)" office:value-type="float" office:value="0.816666666666667">
            <text:p>0.8166666667</text:p>
          </table:table-cell>
          <table:table-cell table:formula="of:=[.G8]+[.I8]" office:value-type="float" office:value="-12.5">
            <text:p>-12.5</text:p>
          </table:table-cell>
          <table:table-cell table:formula="of:=[.J8]+[.H8]" office:value-type="float" office:value="1.29166666666667">
            <text:p>1.2916666667</text:p>
          </table:table-cell>
        </table:table-row>
        <table:table-row table:style-name="ro2">
          <table:table-cell office:value-type="float" office:value="-6.5">
            <text:p>-6.5</text:p>
          </table:table-cell>
          <table:table-cell office:value-type="float" office:value="0.1">
            <text:p>0.1</text:p>
          </table:table-cell>
          <table:table-cell office:value-type="float" office:value="-7.3">
            <text:p>-7.3</text:p>
          </table:table-cell>
          <table:table-cell office:value-type="float" office:value="0.1">
            <text:p>0.1</text:p>
          </table:table-cell>
          <table:table-cell table:formula="of:=[.A9]-[.C9]*0.001" office:value-type="float" office:value="-6.4927">
            <text:p>-6.4927</text:p>
          </table:table-cell>
          <table:table-cell table:formula="of:=[.B9]+0.001*[.D9]" office:value-type="float" office:value="0.1001">
            <text:p>0.1001</text:p>
          </table:table-cell>
          <table:table-cell table:formula="of:=[.C9]" office:value-type="float" office:value="-7.3">
            <text:p>-7.3</text:p>
          </table:table-cell>
          <table:table-cell table:formula="of:=ABS([.G9])*(0.05 +ABS([.D9]/[.C9]))" office:value-type="float" office:value="0.465">
            <text:p>0.465</text:p>
          </table:table-cell>
          <table:table-cell table:formula="of:=2*[.G9]/3" office:value-type="float" office:value="-4.86666666666667">
            <text:p>-4.8666666667</text:p>
          </table:table-cell>
          <table:table-cell table:formula="of:=ABS([.I9])*(ABS([.H9]/[.G9])+0.1)" office:value-type="float" office:value="0.796666666666667">
            <text:p>0.7966666667</text:p>
          </table:table-cell>
          <table:table-cell table:formula="of:=[.G9]+[.I9]" office:value-type="float" office:value="-12.1666666666667">
            <text:p>-12.1666666667</text:p>
          </table:table-cell>
          <table:table-cell table:formula="of:=[.J9]+[.H9]" office:value-type="float" office:value="1.26166666666667">
            <text:p>1.2616666667</text:p>
          </table:table-cell>
        </table:table-row>
        <table:table-row table:style-name="ro2">
          <table:table-cell office:value-type="float" office:value="-6">
            <text:p>-6</text:p>
          </table:table-cell>
          <table:table-cell office:value-type="float" office:value="0.1">
            <text:p>0.1</text:p>
          </table:table-cell>
          <table:table-cell office:value-type="float" office:value="-7">
            <text:p>-7</text:p>
          </table:table-cell>
          <table:table-cell office:value-type="float" office:value="0.1">
            <text:p>0.1</text:p>
          </table:table-cell>
          <table:table-cell table:formula="of:=[.A10]-[.C10]*0.001" office:value-type="float" office:value="-5.993">
            <text:p>-5.993</text:p>
          </table:table-cell>
          <table:table-cell table:formula="of:=[.B10]+0.001*[.D10]" office:value-type="float" office:value="0.1001">
            <text:p>0.1001</text:p>
          </table:table-cell>
          <table:table-cell table:formula="of:=[.C10]" office:value-type="float" office:value="-7">
            <text:p>-7</text:p>
          </table:table-cell>
          <table:table-cell table:formula="of:=ABS([.G10])*(0.05 +ABS([.D10]/[.C10]))" office:value-type="float" office:value="0.45">
            <text:p>0.45</text:p>
          </table:table-cell>
          <table:table-cell table:formula="of:=2*[.G10]/3" office:value-type="float" office:value="-4.66666666666667">
            <text:p>-4.6666666667</text:p>
          </table:table-cell>
          <table:table-cell table:formula="of:=ABS([.I10])*(ABS([.H10]/[.G10])+0.1)" office:value-type="float" office:value="0.766666666666667">
            <text:p>0.7666666667</text:p>
          </table:table-cell>
          <table:table-cell table:formula="of:=[.G10]+[.I10]" office:value-type="float" office:value="-11.6666666666667">
            <text:p>-11.6666666667</text:p>
          </table:table-cell>
          <table:table-cell table:formula="of:=[.J10]+[.H10]" office:value-type="float" office:value="1.21666666666667">
            <text:p>1.2166666667</text:p>
          </table:table-cell>
        </table:table-row>
        <table:table-row table:style-name="ro2">
          <table:table-cell office:value-type="float" office:value="-5.4">
            <text:p>-5.4</text:p>
          </table:table-cell>
          <table:table-cell office:value-type="float" office:value="0.1">
            <text:p>0.1</text:p>
          </table:table-cell>
          <table:table-cell office:value-type="float" office:value="-6.8">
            <text:p>-6.8</text:p>
          </table:table-cell>
          <table:table-cell office:value-type="float" office:value="0.1">
            <text:p>0.1</text:p>
          </table:table-cell>
          <table:table-cell table:formula="of:=[.A11]-[.C11]*0.001" office:value-type="float" office:value="-5.3932">
            <text:p>-5.3932</text:p>
          </table:table-cell>
          <table:table-cell table:formula="of:=[.B11]+0.001*[.D11]" office:value-type="float" office:value="0.1001">
            <text:p>0.1001</text:p>
          </table:table-cell>
          <table:table-cell table:formula="of:=[.C11]" office:value-type="float" office:value="-6.8">
            <text:p>-6.8</text:p>
          </table:table-cell>
          <table:table-cell table:formula="of:=ABS([.G11])*(0.05 +ABS([.D11]/[.C11]))" office:value-type="float" office:value="0.44">
            <text:p>0.44</text:p>
          </table:table-cell>
          <table:table-cell table:formula="of:=2*[.G11]/3" office:value-type="float" office:value="-4.53333333333333">
            <text:p>-4.5333333333</text:p>
          </table:table-cell>
          <table:table-cell table:formula="of:=ABS([.I11])*(ABS([.H11]/[.G11])+0.1)" office:value-type="float" office:value="0.746666666666667">
            <text:p>0.7466666667</text:p>
          </table:table-cell>
          <table:table-cell table:formula="of:=[.G11]+[.I11]" office:value-type="float" office:value="-11.3333333333333">
            <text:p>-11.3333333333</text:p>
          </table:table-cell>
          <table:table-cell table:formula="of:=[.J11]+[.H11]" office:value-type="float" office:value="1.18666666666667">
            <text:p>1.1866666667</text:p>
          </table:table-cell>
        </table:table-row>
        <table:table-row table:style-name="ro2">
          <table:table-cell office:value-type="float" office:value="-5">
            <text:p>-5</text:p>
          </table:table-cell>
          <table:table-cell office:value-type="float" office:value="0.1">
            <text:p>0.1</text:p>
          </table:table-cell>
          <table:table-cell office:value-type="float" office:value="-6.5">
            <text:p>-6.5</text:p>
          </table:table-cell>
          <table:table-cell office:value-type="float" office:value="0.1">
            <text:p>0.1</text:p>
          </table:table-cell>
          <table:table-cell table:formula="of:=[.A12]-[.C12]*0.001" office:value-type="float" office:value="-4.9935">
            <text:p>-4.9935</text:p>
          </table:table-cell>
          <table:table-cell table:formula="of:=[.B12]+0.001*[.D12]" office:value-type="float" office:value="0.1001">
            <text:p>0.1001</text:p>
          </table:table-cell>
          <table:table-cell table:formula="of:=[.C12]" office:value-type="float" office:value="-6.5">
            <text:p>-6.5</text:p>
          </table:table-cell>
          <table:table-cell table:formula="of:=ABS([.G12])*(0.05 +ABS([.D12]/[.C12]))" office:value-type="float" office:value="0.425">
            <text:p>0.425</text:p>
          </table:table-cell>
          <table:table-cell table:formula="of:=2*[.G12]/3" office:value-type="float" office:value="-4.33333333333333">
            <text:p>-4.3333333333</text:p>
          </table:table-cell>
          <table:table-cell table:formula="of:=ABS([.I12])*(ABS([.H12]/[.G12])+0.1)" office:value-type="float" office:value="0.716666666666667">
            <text:p>0.7166666667</text:p>
          </table:table-cell>
          <table:table-cell table:formula="of:=[.G12]+[.I12]" office:value-type="float" office:value="-10.8333333333333">
            <text:p>-10.8333333333</text:p>
          </table:table-cell>
          <table:table-cell table:formula="of:=[.J12]+[.H12]" office:value-type="float" office:value="1.14166666666667">
            <text:p>1.1416666667</text:p>
          </table:table-cell>
        </table:table-row>
        <table:table-row table:style-name="ro2">
          <table:table-cell office:value-type="float" office:value="-4.5">
            <text:p>-4.5</text:p>
          </table:table-cell>
          <table:table-cell office:value-type="float" office:value="0.1">
            <text:p>0.1</text:p>
          </table:table-cell>
          <table:table-cell office:value-type="float" office:value="-6.3">
            <text:p>-6.3</text:p>
          </table:table-cell>
          <table:table-cell office:value-type="float" office:value="0.1">
            <text:p>0.1</text:p>
          </table:table-cell>
          <table:table-cell table:formula="of:=[.A13]-[.C13]*0.001" office:value-type="float" office:value="-4.4937">
            <text:p>-4.4937</text:p>
          </table:table-cell>
          <table:table-cell table:formula="of:=[.B13]+0.001*[.D13]" office:value-type="float" office:value="0.1001">
            <text:p>0.1001</text:p>
          </table:table-cell>
          <table:table-cell table:formula="of:=[.C13]" office:value-type="float" office:value="-6.3">
            <text:p>-6.3</text:p>
          </table:table-cell>
          <table:table-cell table:formula="of:=ABS([.G13])*(0.05 +ABS([.D13]/[.C13]))" office:value-type="float" office:value="0.415">
            <text:p>0.415</text:p>
          </table:table-cell>
          <table:table-cell table:formula="of:=2*[.G13]/3" office:value-type="float" office:value="-4.2">
            <text:p>-4.2</text:p>
          </table:table-cell>
          <table:table-cell table:formula="of:=ABS([.I13])*(ABS([.H13]/[.G13])+0.1)" office:value-type="float" office:value="0.696666666666667">
            <text:p>0.6966666667</text:p>
          </table:table-cell>
          <table:table-cell table:formula="of:=[.G13]+[.I13]" office:value-type="float" office:value="-10.5">
            <text:p>-10.5</text:p>
          </table:table-cell>
          <table:table-cell table:formula="of:=[.J13]+[.H13]" office:value-type="float" office:value="1.11166666666667">
            <text:p>1.1116666667</text:p>
          </table:table-cell>
        </table:table-row>
        <table:table-row table:style-name="ro2">
          <table:table-cell office:value-type="float" office:value="-4">
            <text:p>-4</text:p>
          </table:table-cell>
          <table:table-cell office:value-type="float" office:value="0.1">
            <text:p>0.1</text:p>
          </table:table-cell>
          <table:table-cell office:value-type="float" office:value="-6.1">
            <text:p>-6.1</text:p>
          </table:table-cell>
          <table:table-cell office:value-type="float" office:value="0.1">
            <text:p>0.1</text:p>
          </table:table-cell>
          <table:table-cell table:formula="of:=[.A14]-[.C14]*0.001" office:value-type="float" office:value="-3.9939">
            <text:p>-3.9939</text:p>
          </table:table-cell>
          <table:table-cell table:formula="of:=[.B14]+0.001*[.D14]" office:value-type="float" office:value="0.1001">
            <text:p>0.1001</text:p>
          </table:table-cell>
          <table:table-cell table:formula="of:=[.C14]" office:value-type="float" office:value="-6.1">
            <text:p>-6.1</text:p>
          </table:table-cell>
          <table:table-cell table:formula="of:=ABS([.G14])*(0.05 +ABS([.D14]/[.C14]))" office:value-type="float" office:value="0.405">
            <text:p>0.405</text:p>
          </table:table-cell>
          <table:table-cell table:formula="of:=2*[.G14]/3" office:value-type="float" office:value="-4.06666666666667">
            <text:p>-4.0666666667</text:p>
          </table:table-cell>
          <table:table-cell table:formula="of:=ABS([.I14])*(ABS([.H14]/[.G14])+0.1)" office:value-type="float" office:value="0.676666666666667">
            <text:p>0.6766666667</text:p>
          </table:table-cell>
          <table:table-cell table:formula="of:=[.G14]+[.I14]" office:value-type="float" office:value="-10.1666666666667">
            <text:p>-10.1666666667</text:p>
          </table:table-cell>
          <table:table-cell table:formula="of:=[.J14]+[.H14]" office:value-type="float" office:value="1.08166666666667">
            <text:p>1.0816666667</text:p>
          </table:table-cell>
        </table:table-row>
        <table:table-row table:style-name="ro2">
          <table:table-cell office:value-type="float" office:value="-3.6">
            <text:p>-3.6</text:p>
          </table:table-cell>
          <table:table-cell office:value-type="float" office:value="0.1">
            <text:p>0.1</text:p>
          </table:table-cell>
          <table:table-cell office:value-type="float" office:value="-5.7">
            <text:p>-5.7</text:p>
          </table:table-cell>
          <table:table-cell office:value-type="float" office:value="0.1">
            <text:p>0.1</text:p>
          </table:table-cell>
          <table:table-cell table:formula="of:=[.A15]-[.C15]*0.001" office:value-type="float" office:value="-3.5943">
            <text:p>-3.5943</text:p>
          </table:table-cell>
          <table:table-cell table:formula="of:=[.B15]+0.001*[.D15]" office:value-type="float" office:value="0.1001">
            <text:p>0.1001</text:p>
          </table:table-cell>
          <table:table-cell table:formula="of:=[.C15]" office:value-type="float" office:value="-5.7">
            <text:p>-5.7</text:p>
          </table:table-cell>
          <table:table-cell table:formula="of:=ABS([.G15])*(0.05 +ABS([.D15]/[.C15]))" office:value-type="float" office:value="0.385">
            <text:p>0.385</text:p>
          </table:table-cell>
          <table:table-cell table:formula="of:=2*[.G15]/3" office:value-type="float" office:value="-3.8">
            <text:p>-3.8</text:p>
          </table:table-cell>
          <table:table-cell table:formula="of:=ABS([.I15])*(ABS([.H15]/[.G15])+0.1)" office:value-type="float" office:value="0.636666666666667">
            <text:p>0.6366666667</text:p>
          </table:table-cell>
          <table:table-cell table:formula="of:=[.G15]+[.I15]" office:value-type="float" office:value="-9.5">
            <text:p>-9.5</text:p>
          </table:table-cell>
          <table:table-cell table:formula="of:=[.J15]+[.H15]" office:value-type="float" office:value="1.02166666666667">
            <text:p>1.0216666667</text:p>
          </table:table-cell>
        </table:table-row>
        <table:table-row table:style-name="ro2">
          <table:table-cell office:value-type="float" office:value="-3.1">
            <text:p>-3.1</text:p>
          </table:table-cell>
          <table:table-cell office:value-type="float" office:value="0.1">
            <text:p>0.1</text:p>
          </table:table-cell>
          <table:table-cell office:value-type="float" office:value="-5.4">
            <text:p>-5.4</text:p>
          </table:table-cell>
          <table:table-cell office:value-type="float" office:value="0.1">
            <text:p>0.1</text:p>
          </table:table-cell>
          <table:table-cell table:formula="of:=[.A16]-[.C16]*0.001" office:value-type="float" office:value="-3.0946">
            <text:p>-3.0946</text:p>
          </table:table-cell>
          <table:table-cell table:formula="of:=[.B16]+0.001*[.D16]" office:value-type="float" office:value="0.1001">
            <text:p>0.1001</text:p>
          </table:table-cell>
          <table:table-cell table:formula="of:=[.C16]" office:value-type="float" office:value="-5.4">
            <text:p>-5.4</text:p>
          </table:table-cell>
          <table:table-cell table:formula="of:=ABS([.G16])*(0.05 +ABS([.D16]/[.C16]))" office:value-type="float" office:value="0.37">
            <text:p>0.37</text:p>
          </table:table-cell>
          <table:table-cell table:formula="of:=2*[.G16]/3" office:value-type="float" office:value="-3.6">
            <text:p>-3.6</text:p>
          </table:table-cell>
          <table:table-cell table:formula="of:=ABS([.I16])*(ABS([.H16]/[.G16])+0.1)" office:value-type="float" office:value="0.606666666666667">
            <text:p>0.6066666667</text:p>
          </table:table-cell>
          <table:table-cell table:formula="of:=[.G16]+[.I16]" office:value-type="float" office:value="-9">
            <text:p>-9</text:p>
          </table:table-cell>
          <table:table-cell table:formula="of:=[.J16]+[.H16]" office:value-type="float" office:value="0.976666666666667">
            <text:p>0.9766666667</text:p>
          </table:table-cell>
        </table:table-row>
        <table:table-row table:style-name="ro2">
          <table:table-cell office:value-type="float" office:value="-2.5">
            <text:p>-2.5</text:p>
          </table:table-cell>
          <table:table-cell office:value-type="float" office:value="0.1">
            <text:p>0.1</text:p>
          </table:table-cell>
          <table:table-cell office:value-type="float" office:value="-5">
            <text:p>-5</text:p>
          </table:table-cell>
          <table:table-cell office:value-type="float" office:value="0.1">
            <text:p>0.1</text:p>
          </table:table-cell>
          <table:table-cell table:formula="of:=[.A17]-[.C17]*0.001" office:value-type="float" office:value="-2.495">
            <text:p>-2.495</text:p>
          </table:table-cell>
          <table:table-cell table:formula="of:=[.B17]+0.001*[.D17]" office:value-type="float" office:value="0.1001">
            <text:p>0.1001</text:p>
          </table:table-cell>
          <table:table-cell table:formula="of:=[.C17]" office:value-type="float" office:value="-5">
            <text:p>-5</text:p>
          </table:table-cell>
          <table:table-cell table:formula="of:=ABS([.G17])*(0.05 +ABS([.D17]/[.C17]))" office:value-type="float" office:value="0.35">
            <text:p>0.35</text:p>
          </table:table-cell>
          <table:table-cell table:formula="of:=2*[.G17]/3" office:value-type="float" office:value="-3.33333333333333">
            <text:p>-3.3333333333</text:p>
          </table:table-cell>
          <table:table-cell table:formula="of:=ABS([.I17])*(ABS([.H17]/[.G17])+0.1)" office:value-type="float" office:value="0.566666666666667">
            <text:p>0.5666666667</text:p>
          </table:table-cell>
          <table:table-cell table:formula="of:=[.G17]+[.I17]" office:value-type="float" office:value="-8.33333333333333">
            <text:p>-8.3333333333</text:p>
          </table:table-cell>
          <table:table-cell table:formula="of:=[.J17]+[.H17]" office:value-type="float" office:value="0.916666666666667">
            <text:p>0.9166666667</text:p>
          </table:table-cell>
        </table:table-row>
        <table:table-row table:style-name="ro2">
          <table:table-cell office:value-type="float" office:value="-1.9">
            <text:p>-1.9</text:p>
          </table:table-cell>
          <table:table-cell office:value-type="float" office:value="0.1">
            <text:p>0.1</text:p>
          </table:table-cell>
          <table:table-cell office:value-type="float" office:value="-4.5">
            <text:p>-4.5</text:p>
          </table:table-cell>
          <table:table-cell office:value-type="float" office:value="0.1">
            <text:p>0.1</text:p>
          </table:table-cell>
          <table:table-cell table:formula="of:=[.A18]-[.C18]*0.001" office:value-type="float" office:value="-1.8955">
            <text:p>-1.8955</text:p>
          </table:table-cell>
          <table:table-cell table:formula="of:=[.B18]+0.001*[.D18]" office:value-type="float" office:value="0.1001">
            <text:p>0.1001</text:p>
          </table:table-cell>
          <table:table-cell table:formula="of:=[.C18]" office:value-type="float" office:value="-4.5">
            <text:p>-4.5</text:p>
          </table:table-cell>
          <table:table-cell table:formula="of:=ABS([.G18])*(0.05 +ABS([.D18]/[.C18]))" office:value-type="float" office:value="0.325">
            <text:p>0.325</text:p>
          </table:table-cell>
          <table:table-cell table:formula="of:=2*[.G18]/3" office:value-type="float" office:value="-3">
            <text:p>-3</text:p>
          </table:table-cell>
          <table:table-cell table:formula="of:=ABS([.I18])*(ABS([.H18]/[.G18])+0.1)" office:value-type="float" office:value="0.516666666666667">
            <text:p>0.5166666667</text:p>
          </table:table-cell>
          <table:table-cell table:formula="of:=[.G18]+[.I18]" office:value-type="float" office:value="-7.5">
            <text:p>-7.5</text:p>
          </table:table-cell>
          <table:table-cell table:formula="of:=[.J18]+[.H18]" office:value-type="float" office:value="0.841666666666666">
            <text:p>0.8416666667</text:p>
          </table:table-cell>
        </table:table-row>
        <table:table-row table:style-name="ro2">
          <table:table-cell office:value-type="float" office:value="-1.5">
            <text:p>-1.5</text:p>
          </table:table-cell>
          <table:table-cell office:value-type="float" office:value="0.1">
            <text:p>0.1</text:p>
          </table:table-cell>
          <table:table-cell office:value-type="float" office:value="-4.1">
            <text:p>-4.1</text:p>
          </table:table-cell>
          <table:table-cell office:value-type="float" office:value="0.1">
            <text:p>0.1</text:p>
          </table:table-cell>
          <table:table-cell table:formula="of:=[.A19]-[.C19]*0.001" office:value-type="float" office:value="-1.4959">
            <text:p>-1.4959</text:p>
          </table:table-cell>
          <table:table-cell table:formula="of:=[.B19]+0.001*[.D19]" office:value-type="float" office:value="0.1001">
            <text:p>0.1001</text:p>
          </table:table-cell>
          <table:table-cell table:formula="of:=[.C19]" office:value-type="float" office:value="-4.1">
            <text:p>-4.1</text:p>
          </table:table-cell>
          <table:table-cell table:formula="of:=ABS([.G19])*(0.05 +ABS([.D19]/[.C19]))" office:value-type="float" office:value="0.305">
            <text:p>0.305</text:p>
          </table:table-cell>
          <table:table-cell table:formula="of:=2*[.G19]/3" office:value-type="float" office:value="-2.73333333333333">
            <text:p>-2.7333333333</text:p>
          </table:table-cell>
          <table:table-cell table:formula="of:=ABS([.I19])*(ABS([.H19]/[.G19])+0.1)" office:value-type="float" office:value="0.476666666666667">
            <text:p>0.4766666667</text:p>
          </table:table-cell>
          <table:table-cell table:formula="of:=[.G19]+[.I19]" office:value-type="float" office:value="-6.83333333333333">
            <text:p>-6.8333333333</text:p>
          </table:table-cell>
          <table:table-cell table:formula="of:=[.J19]+[.H19]" office:value-type="float" office:value="0.781666666666667">
            <text:p>0.7816666667</text:p>
          </table:table-cell>
        </table:table-row>
        <table:table-row table:style-name="ro2">
          <table:table-cell office:value-type="float" office:value="-0.9">
            <text:p>-0.9</text:p>
          </table:table-cell>
          <table:table-cell office:value-type="float" office:value="0.1">
            <text:p>0.1</text:p>
          </table:table-cell>
          <table:table-cell office:value-type="float" office:value="-3.6">
            <text:p>-3.6</text:p>
          </table:table-cell>
          <table:table-cell office:value-type="float" office:value="0.1">
            <text:p>0.1</text:p>
          </table:table-cell>
          <table:table-cell table:formula="of:=[.A20]-[.C20]*0.001" office:value-type="float" office:value="-0.8964">
            <text:p>-0.8964</text:p>
          </table:table-cell>
          <table:table-cell table:formula="of:=[.B20]+0.001*[.D20]" office:value-type="float" office:value="0.1001">
            <text:p>0.1001</text:p>
          </table:table-cell>
          <table:table-cell table:formula="of:=[.C20]" office:value-type="float" office:value="-3.6">
            <text:p>-3.6</text:p>
          </table:table-cell>
          <table:table-cell table:formula="of:=ABS([.G20])*(0.05 +ABS([.D20]/[.C20]))" office:value-type="float" office:value="0.28">
            <text:p>0.28</text:p>
          </table:table-cell>
          <table:table-cell table:formula="of:=2*[.G20]/3" office:value-type="float" office:value="-2.4">
            <text:p>-2.4</text:p>
          </table:table-cell>
          <table:table-cell table:formula="of:=ABS([.I20])*(ABS([.H20]/[.G20])+0.1)" office:value-type="float" office:value="0.426666666666667">
            <text:p>0.4266666667</text:p>
          </table:table-cell>
          <table:table-cell table:formula="of:=[.G20]+[.I20]" office:value-type="float" office:value="-6">
            <text:p>-6</text:p>
          </table:table-cell>
          <table:table-cell table:formula="of:=[.J20]+[.H20]" office:value-type="float" office:value="0.706666666666667">
            <text:p>0.7066666667</text:p>
          </table:table-cell>
        </table:table-row>
        <table:table-row table:style-name="ro2">
          <table:table-cell office:value-type="float" office:value="-0.4">
            <text:p>-0.4</text:p>
          </table:table-cell>
          <table:table-cell office:value-type="float" office:value="0.1">
            <text:p>0.1</text:p>
          </table:table-cell>
          <table:table-cell office:value-type="float" office:value="-3">
            <text:p>-3</text:p>
          </table:table-cell>
          <table:table-cell office:value-type="float" office:value="0.1">
            <text:p>0.1</text:p>
          </table:table-cell>
          <table:table-cell table:formula="of:=[.A21]-[.C21]*0.001" office:value-type="float" office:value="-0.397">
            <text:p>-0.397</text:p>
          </table:table-cell>
          <table:table-cell table:formula="of:=[.B21]+0.001*[.D21]" office:value-type="float" office:value="0.1001">
            <text:p>0.1001</text:p>
          </table:table-cell>
          <table:table-cell table:formula="of:=[.C21]" office:value-type="float" office:value="-3">
            <text:p>-3</text:p>
          </table:table-cell>
          <table:table-cell table:formula="of:=ABS([.G21])*(0.05 +ABS([.D21]/[.C21]))" office:value-type="float" office:value="0.25">
            <text:p>0.25</text:p>
          </table:table-cell>
          <table:table-cell table:formula="of:=2*[.G21]/3" office:value-type="float" office:value="-2">
            <text:p>-2</text:p>
          </table:table-cell>
          <table:table-cell table:formula="of:=ABS([.I21])*(ABS([.H21]/[.G21])+0.1)" office:value-type="float" office:value="0.366666666666667">
            <text:p>0.3666666667</text:p>
          </table:table-cell>
          <table:table-cell table:formula="of:=[.G21]+[.I21]" office:value-type="float" office:value="-5">
            <text:p>-5</text:p>
          </table:table-cell>
          <table:table-cell table:formula="of:=[.J21]+[.H21]" office:value-type="float" office:value="0.616666666666667">
            <text:p>0.6166666667</text:p>
          </table:table-cell>
        </table:table-row>
        <table:table-row table:style-name="ro2">
          <table:table-cell office:value-type="float" office:value="-0.1">
            <text:p>-0.1</text:p>
          </table:table-cell>
          <table:table-cell office:value-type="float" office:value="0.1">
            <text:p>0.1</text:p>
          </table:table-cell>
          <table:table-cell office:value-type="float" office:value="-2">
            <text:p>-2</text:p>
          </table:table-cell>
          <table:table-cell office:value-type="float" office:value="0.1">
            <text:p>0.1</text:p>
          </table:table-cell>
          <table:table-cell table:formula="of:=[.A22]-[.C22]*0.001" office:value-type="float" office:value="-0.098">
            <text:p>-0.098</text:p>
          </table:table-cell>
          <table:table-cell table:formula="of:=[.B22]+0.001*[.D22]" office:value-type="float" office:value="0.1001">
            <text:p>0.1001</text:p>
          </table:table-cell>
          <table:table-cell table:formula="of:=[.C22]" office:value-type="float" office:value="-2">
            <text:p>-2</text:p>
          </table:table-cell>
          <table:table-cell table:formula="of:=ABS([.G22])*(0.05 +ABS([.D22]/[.C22]))" office:value-type="float" office:value="0.2">
            <text:p>0.2</text:p>
          </table:table-cell>
          <table:table-cell table:formula="of:=2*[.G22]/3" office:value-type="float" office:value="-1.33333333333333">
            <text:p>-1.3333333333</text:p>
          </table:table-cell>
          <table:table-cell table:formula="of:=ABS([.I22])*(ABS([.H22]/[.G22])+0.1)" office:value-type="float" office:value="0.266666666666667">
            <text:p>0.2666666667</text:p>
          </table:table-cell>
          <table:table-cell table:formula="of:=[.G22]+[.I22]" office:value-type="float" office:value="-3.33333333333333">
            <text:p>-3.3333333333</text:p>
          </table:table-cell>
          <table:table-cell table:formula="of:=[.J22]+[.H22]" office:value-type="float" office:value="0.466666666666667">
            <text:p>0.466666666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23]-[.C23]*0.001" office:value-type="float" office:value="0">
            <text:p>0</text:p>
          </table:table-cell>
          <table:table-cell table:formula="of:=[.B23]+0.001*[.D23]" office:value-type="float" office:value="0.101">
            <text:p>0.101</text:p>
          </table:table-cell>
          <table:table-cell table:formula="of:=[.C23]" office:value-type="float" office:value="0">
            <text:p>0</text:p>
          </table:table-cell>
          <table:table-cell table:formula="of:=ABS([.G23])*(0.05 +ABS([.D23]/[.C23]))" office:value-type="float" office:value="0">
            <text:p>#DIV/0!</text:p>
          </table:table-cell>
          <table:table-cell table:formula="of:=2*[.G23]/3" office:value-type="float" office:value="0">
            <text:p>0</text:p>
          </table:table-cell>
          <table:table-cell table:formula="of:=ABS([.I23])*(ABS([.H23]/[.G23])+0.1)" office:value-type="float" office:value="0">
            <text:p>#DIV/0!</text:p>
          </table:table-cell>
          <table:table-cell table:formula="of:=[.G23]+[.I23]" office:value-type="float" office:value="0">
            <text:p>0</text:p>
          </table:table-cell>
          <table:table-cell table:formula="of:=[.J23]+[.H23]" office:value-type="float" office:value="0">
            <text:p>#DIV/0!</text:p>
          </table:table-cell>
        </table:table-row>
        <table:table-row table:style-name="ro2">
          <table:table-cell table:number-columns-repeated="2" office:value-type="float" office:value="0.1">
            <text:p>0.1</text:p>
          </table:table-cell>
          <table:table-cell office:value-type="float" office:value="35">
            <text:p>35</text:p>
          </table:table-cell>
          <table:table-cell office:value-type="float" office:value="0.1">
            <text:p>0.1</text:p>
          </table:table-cell>
          <table:table-cell table:formula="of:=[.A24]-[.C24]*0.001" office:value-type="float" office:value="0.065">
            <text:p>0.065</text:p>
          </table:table-cell>
          <table:table-cell table:formula="of:=[.B24]+0.001*[.D24]" office:value-type="float" office:value="0.1001">
            <text:p>0.1001</text:p>
          </table:table-cell>
          <table:table-cell table:formula="of:=[.C24]" office:value-type="float" office:value="35">
            <text:p>35</text:p>
          </table:table-cell>
          <table:table-cell table:formula="of:=ABS([.G24])*(0.05 +ABS([.D24]/[.C24]))" office:value-type="float" office:value="1.85">
            <text:p>1.85</text:p>
          </table:table-cell>
          <table:table-cell table:formula="of:=2*[.G24]/3" office:value-type="float" office:value="23.3333333333333">
            <text:p>23.3333333333</text:p>
          </table:table-cell>
          <table:table-cell table:formula="of:=ABS([.I24])*(ABS([.H24]/[.G24])+0.1)" office:value-type="float" office:value="3.56666666666667">
            <text:p>3.5666666667</text:p>
          </table:table-cell>
          <table:table-cell table:formula="of:=[.G24]+[.I24]" office:value-type="float" office:value="58.3333333333333">
            <text:p>58.3333333333</text:p>
          </table:table-cell>
          <table:table-cell table:formula="of:=[.J24]+[.H24]" office:value-type="float" office:value="5.41666666666667">
            <text:p>5.4166666667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123.1">
            <text:p>123.1</text:p>
          </table:table-cell>
          <table:table-cell office:value-type="float" office:value="0.1">
            <text:p>0.1</text:p>
          </table:table-cell>
          <table:table-cell table:formula="of:=[.A25]-[.C25]*0.001" office:value-type="float" office:value="0.0769">
            <text:p>0.0769</text:p>
          </table:table-cell>
          <table:table-cell table:formula="of:=[.B25]+0.001*[.D25]" office:value-type="float" office:value="0.1001">
            <text:p>0.1001</text:p>
          </table:table-cell>
          <table:table-cell table:formula="of:=[.C25]" office:value-type="float" office:value="123.1">
            <text:p>123.1</text:p>
          </table:table-cell>
          <table:table-cell table:formula="of:=ABS([.G25])*(0.05 +ABS([.D25]/[.C25]))" office:value-type="float" office:value="6.255">
            <text:p>6.255</text:p>
          </table:table-cell>
          <table:table-cell table:formula="of:=2*[.G25]/3" office:value-type="float" office:value="82.0666666666667">
            <text:p>82.0666666667</text:p>
          </table:table-cell>
          <table:table-cell table:formula="of:=ABS([.I25])*(ABS([.H25]/[.G25])+0.1)" office:value-type="float" office:value="12.3766666666667">
            <text:p>12.3766666667</text:p>
          </table:table-cell>
          <table:table-cell table:formula="of:=[.G25]+[.I25]" office:value-type="float" office:value="205.166666666667">
            <text:p>205.1666666667</text:p>
          </table:table-cell>
          <table:table-cell table:formula="of:=[.J25]+[.H25]" office:value-type="float" office:value="18.6316666666667">
            <text:p>18.6316666667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80.8">
            <text:p>180.8</text:p>
          </table:table-cell>
          <table:table-cell office:value-type="float" office:value="0.2">
            <text:p>0.2</text:p>
          </table:table-cell>
          <table:table-cell table:formula="of:=[.A26]-[.C26]*0.001" office:value-type="float" office:value="0.1192">
            <text:p>0.1192</text:p>
          </table:table-cell>
          <table:table-cell table:formula="of:=[.B26]+0.001*[.D26]" office:value-type="float" office:value="0.1002">
            <text:p>0.1002</text:p>
          </table:table-cell>
          <table:table-cell table:formula="of:=[.C26]" office:value-type="float" office:value="180.8">
            <text:p>180.8</text:p>
          </table:table-cell>
          <table:table-cell table:formula="of:=ABS([.G26])*(0.05 +ABS([.D26]/[.C26]))" office:value-type="float" office:value="9.24">
            <text:p>9.24</text:p>
          </table:table-cell>
          <table:table-cell table:formula="of:=2*[.G26]/3" office:value-type="float" office:value="120.533333333333">
            <text:p>120.5333333333</text:p>
          </table:table-cell>
          <table:table-cell table:formula="of:=ABS([.I26])*(ABS([.H26]/[.G26])+0.1)" office:value-type="float" office:value="18.2133333333333">
            <text:p>18.2133333333</text:p>
          </table:table-cell>
          <table:table-cell table:formula="of:=[.G26]+[.I26]" office:value-type="float" office:value="301.333333333333">
            <text:p>301.3333333333</text:p>
          </table:table-cell>
          <table:table-cell table:formula="of:=[.J26]+[.H26]" office:value-type="float" office:value="27.4533333333333">
            <text:p>27.4533333333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247.8">
            <text:p>247.8</text:p>
          </table:table-cell>
          <table:table-cell office:value-type="float" office:value="0.2">
            <text:p>0.2</text:p>
          </table:table-cell>
          <table:table-cell table:formula="of:=[.A27]-[.C27]*0.001" office:value-type="float" office:value="0.1522">
            <text:p>0.1522</text:p>
          </table:table-cell>
          <table:table-cell table:formula="of:=[.B27]+0.001*[.D27]" office:value-type="float" office:value="0.1002">
            <text:p>0.1002</text:p>
          </table:table-cell>
          <table:table-cell table:formula="of:=[.C27]" office:value-type="float" office:value="247.8">
            <text:p>247.8</text:p>
          </table:table-cell>
          <table:table-cell table:formula="of:=ABS([.G27])*(0.05 +ABS([.D27]/[.C27]))" office:value-type="float" office:value="12.59">
            <text:p>12.59</text:p>
          </table:table-cell>
          <table:table-cell table:formula="of:=2*[.G27]/3" office:value-type="float" office:value="165.2">
            <text:p>165.2</text:p>
          </table:table-cell>
          <table:table-cell table:formula="of:=ABS([.I27])*(ABS([.H27]/[.G27])+0.1)" office:value-type="float" office:value="24.9133333333333">
            <text:p>24.9133333333</text:p>
          </table:table-cell>
          <table:table-cell table:formula="of:=[.G27]+[.I27]" office:value-type="float" office:value="413">
            <text:p>413</text:p>
          </table:table-cell>
          <table:table-cell table:formula="of:=[.J27]+[.H27]" office:value-type="float" office:value="37.5033333333333">
            <text:p>37.5033333333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353.5">
            <text:p>353.5</text:p>
          </table:table-cell>
          <table:table-cell office:value-type="float" office:value="0.2">
            <text:p>0.2</text:p>
          </table:table-cell>
          <table:table-cell table:formula="of:=[.A28]-[.C28]*0.001" office:value-type="float" office:value="0.1465">
            <text:p>0.1465</text:p>
          </table:table-cell>
          <table:table-cell table:formula="of:=[.B28]+0.001*[.D28]" office:value-type="float" office:value="0.1002">
            <text:p>0.1002</text:p>
          </table:table-cell>
          <table:table-cell table:formula="of:=[.C28]" office:value-type="float" office:value="353.5">
            <text:p>353.5</text:p>
          </table:table-cell>
          <table:table-cell table:formula="of:=ABS([.G28])*(0.05 +ABS([.D28]/[.C28]))" office:value-type="float" office:value="17.875">
            <text:p>17.875</text:p>
          </table:table-cell>
          <table:table-cell table:formula="of:=2*[.G28]/3" office:value-type="float" office:value="235.666666666667">
            <text:p>235.6666666667</text:p>
          </table:table-cell>
          <table:table-cell table:formula="of:=ABS([.I28])*(ABS([.H28]/[.G28])+0.1)" office:value-type="float" office:value="35.4833333333333">
            <text:p>35.4833333333</text:p>
          </table:table-cell>
          <table:table-cell table:formula="of:=[.G28]+[.I28]" office:value-type="float" office:value="589.166666666667">
            <text:p>589.1666666667</text:p>
          </table:table-cell>
          <table:table-cell table:formula="of:=[.J28]+[.H28]" office:value-type="float" office:value="53.3583333333333">
            <text:p>53.358333333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815">
            <text:p>815</text:p>
          </table:table-cell>
          <table:table-cell office:value-type="float" office:value="1">
            <text:p>1</text:p>
          </table:table-cell>
          <table:table-cell table:formula="of:=[.A29]-[.C29]*0.001" office:value-type="float" office:value="0.185">
            <text:p>0.185</text:p>
          </table:table-cell>
          <table:table-cell table:formula="of:=[.B29]+0.001*[.D29]" office:value-type="float" office:value="0.101">
            <text:p>0.101</text:p>
          </table:table-cell>
          <table:table-cell table:formula="of:=[.C29]" office:value-type="float" office:value="815">
            <text:p>815</text:p>
          </table:table-cell>
          <table:table-cell table:formula="of:=ABS([.G29])*(0.05 +ABS([.D29]/[.C29]))" office:value-type="float" office:value="41.75">
            <text:p>41.75</text:p>
          </table:table-cell>
          <table:table-cell table:formula="of:=2*[.G29]/3" office:value-type="float" office:value="543.333333333333">
            <text:p>543.3333333333</text:p>
          </table:table-cell>
          <table:table-cell table:formula="of:=ABS([.I29])*(ABS([.H29]/[.G29])+0.1)" office:value-type="float" office:value="82.1666666666667">
            <text:p>82.1666666667</text:p>
          </table:table-cell>
          <table:table-cell table:formula="of:=[.G29]+[.I29]" office:value-type="float" office:value="1358.33333333333">
            <text:p>1358.3333333333</text:p>
          </table:table-cell>
          <table:table-cell table:formula="of:=[.J29]+[.H29]" office:value-type="float" office:value="123.916666666667">
            <text:p>123.9166666667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0.1">
            <text:p>0.1</text:p>
          </table:table-cell>
          <table:table-cell office:value-type="float" office:value="1291">
            <text:p>1291</text:p>
          </table:table-cell>
          <table:table-cell office:value-type="float" office:value="1">
            <text:p>1</text:p>
          </table:table-cell>
          <table:table-cell table:formula="of:=[.A30]-[.C30]*0.001" office:value-type="float" office:value="0.209">
            <text:p>0.209</text:p>
          </table:table-cell>
          <table:table-cell table:formula="of:=[.B30]+0.001*[.D30]" office:value-type="float" office:value="0.101">
            <text:p>0.101</text:p>
          </table:table-cell>
          <table:table-cell table:formula="of:=[.C30]" office:value-type="float" office:value="1291">
            <text:p>1291</text:p>
          </table:table-cell>
          <table:table-cell table:formula="of:=ABS([.G30])*(0.05 +ABS([.D30]/[.C30]))" office:value-type="float" office:value="65.55">
            <text:p>65.55</text:p>
          </table:table-cell>
          <table:table-cell table:formula="of:=2*[.G30]/3" office:value-type="float" office:value="860.666666666667">
            <text:p>860.6666666667</text:p>
          </table:table-cell>
          <table:table-cell table:formula="of:=ABS([.I30])*(ABS([.H30]/[.G30])+0.1)" office:value-type="float" office:value="129.766666666667">
            <text:p>129.7666666667</text:p>
          </table:table-cell>
          <table:table-cell table:formula="of:=[.G30]+[.I30]" office:value-type="float" office:value="2151.66666666667">
            <text:p>2151.6666666667</text:p>
          </table:table-cell>
          <table:table-cell table:formula="of:=[.J30]+[.H30]" office:value-type="float" office:value="195.316666666667">
            <text:p>195.316666666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1766">
            <text:p>1766</text:p>
          </table:table-cell>
          <table:table-cell office:value-type="float" office:value="1">
            <text:p>1</text:p>
          </table:table-cell>
          <table:table-cell table:formula="of:=[.A31]-[.C31]*0.001" office:value-type="float" office:value="0.234">
            <text:p>0.234</text:p>
          </table:table-cell>
          <table:table-cell table:formula="of:=[.B31]+0.001*[.D31]" office:value-type="float" office:value="0.101">
            <text:p>0.101</text:p>
          </table:table-cell>
          <table:table-cell table:formula="of:=[.C31]" office:value-type="float" office:value="1766">
            <text:p>1766</text:p>
          </table:table-cell>
          <table:table-cell table:formula="of:=ABS([.G31])*(0.05 +ABS([.D31]/[.C31]))" office:value-type="float" office:value="89.3">
            <text:p>89.3</text:p>
          </table:table-cell>
          <table:table-cell table:formula="of:=2*[.G31]/3" office:value-type="float" office:value="1177.33333333333">
            <text:p>1177.3333333333</text:p>
          </table:table-cell>
          <table:table-cell table:formula="of:=ABS([.I31])*(ABS([.H31]/[.G31])+0.1)" office:value-type="float" office:value="177.266666666667">
            <text:p>177.2666666667</text:p>
          </table:table-cell>
          <table:table-cell table:formula="of:=[.G31]+[.I31]" office:value-type="float" office:value="2943.33333333333">
            <text:p>2943.3333333333</text:p>
          </table:table-cell>
          <table:table-cell table:formula="of:=[.J31]+[.H31]" office:value-type="float" office:value="266.566666666667">
            <text:p>266.5666666667</text:p>
          </table:table-cell>
        </table:table-row>
        <table:table-row table:style-name="ro2">
          <table:table-cell office:value-type="float" office:value="2.6">
            <text:p>2.6</text:p>
          </table:table-cell>
          <table:table-cell office:value-type="float" office:value="0.1">
            <text:p>0.1</text:p>
          </table:table-cell>
          <table:table-cell office:value-type="float" office:value="2340">
            <text:p>2340</text:p>
          </table:table-cell>
          <table:table-cell office:value-type="float" office:value="1">
            <text:p>1</text:p>
          </table:table-cell>
          <table:table-cell table:formula="of:=[.A32]-[.C32]*0.001" office:value-type="float" office:value="0.26">
            <text:p>0.26</text:p>
          </table:table-cell>
          <table:table-cell table:formula="of:=[.B32]+0.001*[.D32]" office:value-type="float" office:value="0.101">
            <text:p>0.101</text:p>
          </table:table-cell>
          <table:table-cell table:formula="of:=[.C32]" office:value-type="float" office:value="2340">
            <text:p>2340</text:p>
          </table:table-cell>
          <table:table-cell table:formula="of:=ABS([.G32])*(0.05 +ABS([.D32]/[.C32]))" office:value-type="float" office:value="118">
            <text:p>118</text:p>
          </table:table-cell>
          <table:table-cell table:formula="of:=2*[.G32]/3" office:value-type="float" office:value="1560">
            <text:p>1560</text:p>
          </table:table-cell>
          <table:table-cell table:formula="of:=ABS([.I32])*(ABS([.H32]/[.G32])+0.1)" office:value-type="float" office:value="234.666666666667">
            <text:p>234.6666666667</text:p>
          </table:table-cell>
          <table:table-cell table:formula="of:=[.G32]+[.I32]" office:value-type="float" office:value="3900">
            <text:p>3900</text:p>
          </table:table-cell>
          <table:table-cell table:formula="of:=[.J32]+[.H32]" office:value-type="float" office:value="352.666666666667">
            <text:p>352.666666666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1">
            <text:p>0.1</text:p>
          </table:table-cell>
          <table:table-cell office:value-type="float" office:value="2747">
            <text:p>2747</text:p>
          </table:table-cell>
          <table:table-cell office:value-type="float" office:value="1">
            <text:p>1</text:p>
          </table:table-cell>
          <table:table-cell table:formula="of:=[.A33]-[.C33]*0.001" office:value-type="float" office:value="0.253">
            <text:p>0.253</text:p>
          </table:table-cell>
          <table:table-cell table:formula="of:=[.B33]+0.001*[.D33]" office:value-type="float" office:value="0.101">
            <text:p>0.101</text:p>
          </table:table-cell>
          <table:table-cell table:formula="of:=[.C33]" office:value-type="float" office:value="2747">
            <text:p>2747</text:p>
          </table:table-cell>
          <table:table-cell table:formula="of:=ABS([.G33])*(0.05 +ABS([.D33]/[.C33]))" office:value-type="float" office:value="138.35">
            <text:p>138.35</text:p>
          </table:table-cell>
          <table:table-cell table:formula="of:=2*[.G33]/3" office:value-type="float" office:value="1831.33333333333">
            <text:p>1831.3333333333</text:p>
          </table:table-cell>
          <table:table-cell table:formula="of:=ABS([.I33])*(ABS([.H33]/[.G33])+0.1)" office:value-type="float" office:value="275.366666666667">
            <text:p>275.3666666667</text:p>
          </table:table-cell>
          <table:table-cell table:formula="of:=[.G33]+[.I33]" office:value-type="float" office:value="4578.33333333333">
            <text:p>4578.3333333333</text:p>
          </table:table-cell>
          <table:table-cell table:formula="of:=[.J33]+[.H33]" office:value-type="float" office:value="413.716666666667">
            <text:p>413.7166666667</text:p>
          </table:table-cell>
        </table:table-row>
        <table:table-row table:style-name="ro2">
          <table:table-cell office:value-type="float" office:value="3.6">
            <text:p>3.6</text:p>
          </table:table-cell>
          <table:table-cell office:value-type="float" office:value="0.1">
            <text:p>0.1</text:p>
          </table:table-cell>
          <table:table-cell office:value-type="float" office:value="3362">
            <text:p>3362</text:p>
          </table:table-cell>
          <table:table-cell office:value-type="float" office:value="1">
            <text:p>1</text:p>
          </table:table-cell>
          <table:table-cell table:formula="of:=[.A34]-[.C34]*0.001" office:value-type="float" office:value="0.238">
            <text:p>0.238</text:p>
          </table:table-cell>
          <table:table-cell table:formula="of:=[.B34]+0.001*[.D34]" office:value-type="float" office:value="0.101">
            <text:p>0.101</text:p>
          </table:table-cell>
          <table:table-cell table:formula="of:=[.C34]" office:value-type="float" office:value="3362">
            <text:p>3362</text:p>
          </table:table-cell>
          <table:table-cell table:formula="of:=ABS([.G34])*(0.05 +ABS([.D34]/[.C34]))" office:value-type="float" office:value="169.1">
            <text:p>169.1</text:p>
          </table:table-cell>
          <table:table-cell table:formula="of:=2*[.G34]/3" office:value-type="float" office:value="2241.33333333333">
            <text:p>2241.3333333333</text:p>
          </table:table-cell>
          <table:table-cell table:formula="of:=ABS([.I34])*(ABS([.H34]/[.G34])+0.1)" office:value-type="float" office:value="336.866666666667">
            <text:p>336.8666666667</text:p>
          </table:table-cell>
          <table:table-cell table:formula="of:=[.G34]+[.I34]" office:value-type="float" office:value="5603.33333333333">
            <text:p>5603.3333333333</text:p>
          </table:table-cell>
          <table:table-cell table:formula="of:=[.J34]+[.H34]" office:value-type="float" office:value="505.966666666667">
            <text:p>505.966666666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1">
            <text:p>0.1</text:p>
          </table:table-cell>
          <table:table-cell office:value-type="float" office:value="3765">
            <text:p>3765</text:p>
          </table:table-cell>
          <table:table-cell office:value-type="float" office:value="1">
            <text:p>1</text:p>
          </table:table-cell>
          <table:table-cell table:formula="of:=[.A35]-[.C35]*0.001" office:value-type="float" office:value="0.235">
            <text:p>0.235</text:p>
          </table:table-cell>
          <table:table-cell table:formula="of:=[.B35]+0.001*[.D35]" office:value-type="float" office:value="0.101">
            <text:p>0.101</text:p>
          </table:table-cell>
          <table:table-cell table:formula="of:=[.C35]" office:value-type="float" office:value="3765">
            <text:p>3765</text:p>
          </table:table-cell>
          <table:table-cell table:formula="of:=ABS([.G35])*(0.05 +ABS([.D35]/[.C35]))" office:value-type="float" office:value="189.25">
            <text:p>189.25</text:p>
          </table:table-cell>
          <table:table-cell table:formula="of:=2*[.G35]/3" office:value-type="float" office:value="2510">
            <text:p>2510</text:p>
          </table:table-cell>
          <table:table-cell table:formula="of:=ABS([.I35])*(ABS([.H35]/[.G35])+0.1)" office:value-type="float" office:value="377.166666666667">
            <text:p>377.1666666667</text:p>
          </table:table-cell>
          <table:table-cell table:formula="of:=[.G35]+[.I35]" office:value-type="float" office:value="6275">
            <text:p>6275</text:p>
          </table:table-cell>
          <table:table-cell table:formula="of:=[.J35]+[.H35]" office:value-type="float" office:value="566.416666666667">
            <text:p>566.4166666667</text:p>
          </table:table-cell>
        </table:table-row>
        <table:table-row table:style-name="ro2">
          <table:table-cell office:value-type="float" office:value="4.5">
            <text:p>4.5</text:p>
          </table:table-cell>
          <table:table-cell office:value-type="float" office:value="0.1">
            <text:p>0.1</text:p>
          </table:table-cell>
          <table:table-cell office:value-type="float" office:value="4260">
            <text:p>4260</text:p>
          </table:table-cell>
          <table:table-cell office:value-type="float" office:value="10">
            <text:p>10</text:p>
          </table:table-cell>
          <table:table-cell table:formula="of:=[.A36]-[.C36]*0.001" office:value-type="float" office:value="0.24">
            <text:p>0.24</text:p>
          </table:table-cell>
          <table:table-cell table:formula="of:=[.B36]+0.001*[.D36]" office:value-type="float" office:value="0.11">
            <text:p>0.11</text:p>
          </table:table-cell>
          <table:table-cell table:formula="of:=[.C36]" office:value-type="float" office:value="4260">
            <text:p>4260</text:p>
          </table:table-cell>
          <table:table-cell table:formula="of:=ABS([.G36])*(0.05 +ABS([.D36]/[.C36]))" office:value-type="float" office:value="223">
            <text:p>223</text:p>
          </table:table-cell>
          <table:table-cell table:formula="of:=2*[.G36]/3" office:value-type="float" office:value="2840">
            <text:p>2840</text:p>
          </table:table-cell>
          <table:table-cell table:formula="of:=ABS([.I36])*(ABS([.H36]/[.G36])+0.1)" office:value-type="float" office:value="432.666666666667">
            <text:p>432.6666666667</text:p>
          </table:table-cell>
          <table:table-cell table:formula="of:=[.G36]+[.I36]" office:value-type="float" office:value="7100">
            <text:p>7100</text:p>
          </table:table-cell>
          <table:table-cell table:formula="of:=[.J36]+[.H36]" office:value-type="float" office:value="655.666666666667">
            <text:p>655.666666666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4750">
            <text:p>4750</text:p>
          </table:table-cell>
          <table:table-cell office:value-type="float" office:value="10">
            <text:p>10</text:p>
          </table:table-cell>
          <table:table-cell table:formula="of:=[.A37]-[.C37]*0.001" office:value-type="float" office:value="0.25">
            <text:p>0.25</text:p>
          </table:table-cell>
          <table:table-cell table:formula="of:=[.B37]+0.001*[.D37]" office:value-type="float" office:value="0.11">
            <text:p>0.11</text:p>
          </table:table-cell>
          <table:table-cell table:formula="of:=[.C37]" office:value-type="float" office:value="4750">
            <text:p>4750</text:p>
          </table:table-cell>
          <table:table-cell table:formula="of:=ABS([.G37])*(0.05 +ABS([.D37]/[.C37]))" office:value-type="float" office:value="247.5">
            <text:p>247.5</text:p>
          </table:table-cell>
          <table:table-cell table:formula="of:=2*[.G37]/3" office:value-type="float" office:value="3166.66666666667">
            <text:p>3166.6666666667</text:p>
          </table:table-cell>
          <table:table-cell table:formula="of:=ABS([.I37])*(ABS([.H37]/[.G37])+0.1)" office:value-type="float" office:value="481.666666666667">
            <text:p>481.6666666667</text:p>
          </table:table-cell>
          <table:table-cell table:formula="of:=[.G37]+[.I37]" office:value-type="float" office:value="7916.66666666667">
            <text:p>7916.6666666667</text:p>
          </table:table-cell>
          <table:table-cell table:formula="of:=[.J37]+[.H37]" office:value-type="float" office:value="729.166666666667">
            <text:p>729.166666666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1">
            <text:p>0.1</text:p>
          </table:table-cell>
          <table:table-cell office:value-type="float" office:value="5770">
            <text:p>5770</text:p>
          </table:table-cell>
          <table:table-cell office:value-type="float" office:value="10">
            <text:p>10</text:p>
          </table:table-cell>
          <table:table-cell table:formula="of:=[.A38]-[.C38]*0.001" office:value-type="float" office:value="0.23">
            <text:p>0.23</text:p>
          </table:table-cell>
          <table:table-cell table:formula="of:=[.B38]+0.001*[.D38]" office:value-type="float" office:value="0.11">
            <text:p>0.11</text:p>
          </table:table-cell>
          <table:table-cell table:formula="of:=[.C38]" office:value-type="float" office:value="5770">
            <text:p>5770</text:p>
          </table:table-cell>
          <table:table-cell table:formula="of:=ABS([.G38])*(0.05 +ABS([.D38]/[.C38]))" office:value-type="float" office:value="298.5">
            <text:p>298.5</text:p>
          </table:table-cell>
          <table:table-cell table:formula="of:=2*[.G38]/3" office:value-type="float" office:value="3846.66666666667">
            <text:p>3846.6666666667</text:p>
          </table:table-cell>
          <table:table-cell table:formula="of:=ABS([.I38])*(ABS([.H38]/[.G38])+0.1)" office:value-type="float" office:value="583.666666666667">
            <text:p>583.6666666667</text:p>
          </table:table-cell>
          <table:table-cell table:formula="of:=[.G38]+[.I38]" office:value-type="float" office:value="9616.66666666667">
            <text:p>9616.6666666667</text:p>
          </table:table-cell>
          <table:table-cell table:formula="of:=[.J38]+[.H38]" office:value-type="float" office:value="882.166666666667">
            <text:p>882.166666666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1">
            <text:p>0.1</text:p>
          </table:table-cell>
          <table:table-cell office:value-type="float" office:value="6760">
            <text:p>6760</text:p>
          </table:table-cell>
          <table:table-cell office:value-type="float" office:value="10">
            <text:p>10</text:p>
          </table:table-cell>
          <table:table-cell table:formula="of:=[.A39]-[.C39]*0.001" office:value-type="float" office:value="0.24">
            <text:p>0.24</text:p>
          </table:table-cell>
          <table:table-cell table:formula="of:=[.B39]+0.001*[.D39]" office:value-type="float" office:value="0.11">
            <text:p>0.11</text:p>
          </table:table-cell>
          <table:table-cell table:formula="of:=[.C39]" office:value-type="float" office:value="6760">
            <text:p>6760</text:p>
          </table:table-cell>
          <table:table-cell table:formula="of:=ABS([.G39])*(0.05 +ABS([.D39]/[.C39]))" office:value-type="float" office:value="348">
            <text:p>348</text:p>
          </table:table-cell>
          <table:table-cell table:formula="of:=2*[.G39]/3" office:value-type="float" office:value="4506.66666666667">
            <text:p>4506.6666666667</text:p>
          </table:table-cell>
          <table:table-cell table:formula="of:=ABS([.I39])*(ABS([.H39]/[.G39])+0.1)" office:value-type="float" office:value="682.666666666667">
            <text:p>682.6666666667</text:p>
          </table:table-cell>
          <table:table-cell table:formula="of:=[.G39]+[.I39]" office:value-type="float" office:value="11266.6666666667">
            <text:p>11266.6666666667</text:p>
          </table:table-cell>
          <table:table-cell table:formula="of:=[.J39]+[.H39]" office:value-type="float" office:value="1030.66666666667">
            <text:p>1030.666666666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1">
            <text:p>0.1</text:p>
          </table:table-cell>
          <table:table-cell office:value-type="float" office:value="7690">
            <text:p>7690</text:p>
          </table:table-cell>
          <table:table-cell office:value-type="float" office:value="10">
            <text:p>10</text:p>
          </table:table-cell>
          <table:table-cell table:formula="of:=[.A40]-[.C40]*0.001" office:value-type="float" office:value="0.31">
            <text:p>0.31</text:p>
          </table:table-cell>
          <table:table-cell table:formula="of:=[.B40]+0.001*[.D40]" office:value-type="float" office:value="0.11">
            <text:p>0.11</text:p>
          </table:table-cell>
          <table:table-cell table:formula="of:=[.C40]" office:value-type="float" office:value="7690">
            <text:p>7690</text:p>
          </table:table-cell>
          <table:table-cell table:formula="of:=ABS([.G40])*(0.05 +ABS([.D40]/[.C40]))" office:value-type="float" office:value="394.5">
            <text:p>394.5</text:p>
          </table:table-cell>
          <table:table-cell table:formula="of:=2*[.G40]/3" office:value-type="float" office:value="5126.66666666667">
            <text:p>5126.6666666667</text:p>
          </table:table-cell>
          <table:table-cell table:formula="of:=ABS([.I40])*(ABS([.H40]/[.G40])+0.1)" office:value-type="float" office:value="775.666666666667">
            <text:p>775.6666666667</text:p>
          </table:table-cell>
          <table:table-cell table:formula="of:=[.G40]+[.I40]" office:value-type="float" office:value="12816.6666666667">
            <text:p>12816.6666666667</text:p>
          </table:table-cell>
          <table:table-cell table:formula="of:=[.J40]+[.H40]" office:value-type="float" office:value="1170.16666666667">
            <text:p>1170.1666666667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1">
            <text:p>0.1</text:p>
          </table:table-cell>
          <table:table-cell office:value-type="float" office:value="8730">
            <text:p>8730</text:p>
          </table:table-cell>
          <table:table-cell office:value-type="float" office:value="10">
            <text:p>10</text:p>
          </table:table-cell>
          <table:table-cell table:formula="of:=[.A41]-[.C41]*0.001" office:value-type="float" office:value="0.27">
            <text:p>0.27</text:p>
          </table:table-cell>
          <table:table-cell table:formula="of:=[.B41]+0.001*[.D41]" office:value-type="float" office:value="0.11">
            <text:p>0.11</text:p>
          </table:table-cell>
          <table:table-cell table:formula="of:=[.C41]" office:value-type="float" office:value="8730">
            <text:p>8730</text:p>
          </table:table-cell>
          <table:table-cell table:formula="of:=ABS([.G41])*(0.05 +ABS([.D41]/[.C41]))" office:value-type="float" office:value="446.5">
            <text:p>446.5</text:p>
          </table:table-cell>
          <table:table-cell table:formula="of:=2*[.G41]/3" office:value-type="float" office:value="5820">
            <text:p>5820</text:p>
          </table:table-cell>
          <table:table-cell table:formula="of:=ABS([.I41])*(ABS([.H41]/[.G41])+0.1)" office:value-type="float" office:value="879.666666666667">
            <text:p>879.6666666667</text:p>
          </table:table-cell>
          <table:table-cell table:formula="of:=[.G41]+[.I41]" office:value-type="float" office:value="14550">
            <text:p>14550</text:p>
          </table:table-cell>
          <table:table-cell table:formula="of:=[.J41]+[.H41]" office:value-type="float" office:value="1326.16666666667">
            <text:p>1326.166666666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9700">
            <text:p>9700</text:p>
          </table:table-cell>
          <table:table-cell office:value-type="float" office:value="10">
            <text:p>10</text:p>
          </table:table-cell>
          <table:table-cell table:formula="of:=[.A42]-[.C42]*0.001" office:value-type="float" office:value="0.299999999999999">
            <text:p>0.3</text:p>
          </table:table-cell>
          <table:table-cell table:formula="of:=[.B42]+0.001*[.D42]" office:value-type="float" office:value="0.11">
            <text:p>0.11</text:p>
          </table:table-cell>
          <table:table-cell table:formula="of:=[.C42]" office:value-type="float" office:value="9700">
            <text:p>9700</text:p>
          </table:table-cell>
          <table:table-cell table:formula="of:=ABS([.G42])*(0.05 +ABS([.D42]/[.C42]))" office:value-type="float" office:value="495">
            <text:p>495</text:p>
          </table:table-cell>
          <table:table-cell table:formula="of:=2*[.G42]/3" office:value-type="float" office:value="6466.66666666667">
            <text:p>6466.6666666667</text:p>
          </table:table-cell>
          <table:table-cell table:formula="of:=ABS([.I42])*(ABS([.H42]/[.G42])+0.1)" office:value-type="float" office:value="976.666666666667">
            <text:p>976.6666666667</text:p>
          </table:table-cell>
          <table:table-cell table:formula="of:=[.G42]+[.I42]" office:value-type="float" office:value="16166.6666666667">
            <text:p>16166.6666666667</text:p>
          </table:table-cell>
          <table:table-cell table:formula="of:=[.J42]+[.H42]" office:value-type="float" office:value="1471.66666666667">
            <text:p>1471.6666666667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6T15:54:19</meta:creation-date>
    <dc:date>2014-11-16T16:11:59</dc:date>
    <meta:editing-duration>PT8M34S</meta:editing-duration>
    <meta:editing-cycles>3</meta:editing-cycles>
    <meta:generator>LibreOffice/3.5$Linux_X86_64 LibreOffice_project/350m1$Build-2</meta:generator>
    <meta:document-statistic meta:table-count="3" meta:cell-count="504" meta:object-count="0"/>
  </office:meta>
</office:document-meta>
</file>